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erif CJK SC" svg:font-family="Noto Serif CJK SC"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Monospace" svg:font-family="Monospace" style:font-family-generic="system"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border-top="none" fo:border-left="none" fo:border-bottom="0.0034in solid #000000" fo:border-right="none" fo:padding-top="0in" fo:padding-left="0in" fo:padding-bottom="0.0138in" fo:padding-right="0in" style:shadow="none" fo:margin-top="0.25in" fo:margin-bottom="0.1666in" fo:line-height="125%"/>
      <style:text-properties style:font-name="apple-system, BlinkMacSystemFon"/>
    </style:style>
    <style:style style:name="P2" style:parent-style-name="Textbody" style:family="paragraph">
      <style:paragraph-properties fo:border-top="none" fo:border-left="none" fo:border-bottom="0.0034in solid #000000" fo:border-right="none" fo:padding-top="0in" fo:padding-left="0in" fo:padding-bottom="0.0138in" fo:padding-right="0in" style:shadow="none" fo:margin-bottom="0.1666in" fo:line-height="125%"/>
      <style:text-properties style:font-name="apple-system, BlinkMacSystemFon" fo:font-weight="bold" style:font-weight-asian="bold" style:font-weight-complex="bold" fo:font-size="24pt" style:font-size-asian="24pt" style:font-size-complex="24pt"/>
    </style:style>
    <style:style style:name="P3" style:parent-style-name="Heading2" style:family="paragraph">
      <style:paragraph-properties fo:border-top="none" fo:border-left="none" fo:border-bottom="0.0034in solid #000000" fo:border-right="none" fo:padding-top="0in" fo:padding-left="0in" fo:padding-bottom="0.0138in" fo:padding-right="0in" style:shadow="none" fo:margin-top="0.25in" fo:margin-bottom="0.1666in" fo:line-height="125%"/>
      <style:text-properties style:font-name="apple-system, BlinkMacSystemFon" fo:font-weight="normal" style:font-weight-asian="normal"/>
    </style:style>
    <style:style style:name="P4" style:parent-style-name="Textbody" style:family="paragraph">
      <style:paragraph-properties fo:margin-bottom="0.1666in"/>
    </style:style>
    <style:style style:name="T5" style:parent-style-name="DefaultParagraphFont" style:family="text">
      <style:text-properties style:font-name="apple-system, BlinkMacSystemFon"/>
    </style:style>
    <style:style style:name="T6" style:parent-style-name="DefaultParagraphFont" style:family="text">
      <style:text-properties style:font-name="apple-system, BlinkMacSystemFon"/>
    </style:style>
    <style:style style:name="T7" style:parent-style-name="DefaultParagraphFont" style:family="text">
      <style:text-properties style:font-name="apple-system, BlinkMacSystemFon" style:text-underline-type="single" style:text-underline-style="solid" style:text-underline-width="auto" style:text-underline-mode="continuous"/>
    </style:style>
    <style:style style:name="T8" style:parent-style-name="DefaultParagraphFont" style:family="text">
      <style:text-properties style:font-name="apple-system, BlinkMacSystemFon"/>
    </style:style>
    <style:style style:name="T9" style:parent-style-name="DefaultParagraphFont" style:family="text">
      <style:text-properties style:font-name="apple-system, BlinkMacSystemFon"/>
    </style:style>
    <style:style style:name="T10" style:parent-style-name="DefaultParagraphFont" style:family="text">
      <style:text-properties style:font-name="apple-system, BlinkMacSystemFon" style:text-underline-type="single" style:text-underline-style="solid" style:text-underline-width="auto" style:text-underline-mode="continuous"/>
    </style:style>
    <style:style style:name="T11" style:parent-style-name="DefaultParagraphFont" style:family="text">
      <style:text-properties style:font-name="apple-system, BlinkMacSystemFon"/>
    </style:style>
    <style:style style:name="P12" style:parent-style-name="Textbody" style:family="paragraph">
      <style:paragraph-properties fo:margin-bottom="0.1666in"/>
      <style:text-properties style:font-name="apple-system, BlinkMacSystemFon"/>
    </style:style>
    <style:style style:name="P13" style:parent-style-name="Heading2" style:family="paragraph">
      <style:paragraph-properties fo:border-top="none" fo:border-left="none" fo:border-bottom="0.0034in solid #000000" fo:border-right="none" fo:padding-top="0in" fo:padding-left="0in" fo:padding-bottom="0.0138in" fo:padding-right="0in" style:shadow="none" fo:margin-top="0.25in" fo:margin-bottom="0.1666in" fo:line-height="125%"/>
      <style:text-properties style:font-name="apple-system, BlinkMacSystemFon" fo:font-weight="normal" style:font-weight-asian="normal"/>
    </style:style>
    <style:style style:name="P14" style:parent-style-name="Heading3" style:family="paragraph">
      <style:paragraph-properties fo:margin-top="0.25in" fo:margin-bottom="0.1666in" fo:line-height="125%"/>
      <style:text-properties style:font-name="apple-system, BlinkMacSystemFon" fo:font-weight="normal" style:font-weight-asian="normal"/>
    </style:style>
    <style:style style:name="P15" style:parent-style-name="Textbody" style:family="paragraph">
      <style:paragraph-properties fo:margin-bottom="0.1666in"/>
      <style:text-properties style:font-name="apple-system, BlinkMacSystemFon"/>
    </style:style>
    <style:style style:name="P16" style:parent-style-name="Heading3" style:family="paragraph">
      <style:paragraph-properties fo:margin-top="0.25in" fo:margin-bottom="0.1666in" fo:line-height="125%"/>
      <style:text-properties style:font-name="apple-system, BlinkMacSystemFon" fo:font-weight="normal" style:font-weight-asian="normal"/>
    </style:style>
    <style:style style:name="P17" style:parent-style-name="Textbody" style:family="paragraph">
      <style:paragraph-properties fo:margin-bottom="0.1666in"/>
      <style:text-properties style:font-name="apple-system, BlinkMacSystemFon"/>
    </style:style>
    <style:style style:name="P18" style:parent-style-name="Heading3" style:family="paragraph">
      <style:paragraph-properties fo:margin-top="0.25in" fo:margin-bottom="0.1666in" fo:line-height="125%"/>
      <style:text-properties style:font-name="apple-system, BlinkMacSystemFon" fo:font-weight="normal" style:font-weight-asian="normal"/>
    </style:style>
    <style:style style:name="P19" style:parent-style-name="Textbody" style:family="paragraph">
      <style:paragraph-properties fo:margin-bottom="0.1666in"/>
      <style:text-properties style:font-name="apple-system, BlinkMacSystemFon"/>
    </style:style>
    <style:style style:name="P20" style:parent-style-name="Heading3" style:family="paragraph">
      <style:paragraph-properties fo:margin-top="0.25in" fo:margin-bottom="0.1666in" fo:line-height="125%"/>
      <style:text-properties style:font-name="apple-system, BlinkMacSystemFon" fo:font-weight="normal" style:font-weight-asian="normal"/>
    </style:style>
    <style:style style:name="P21" style:parent-style-name="Textbody" style:family="paragraph">
      <style:paragraph-properties fo:margin-bottom="0.1666in"/>
      <style:text-properties style:font-name="apple-system, BlinkMacSystemFon"/>
    </style:style>
    <style:style style:name="P22" style:parent-style-name="Textbody" style:family="paragraph">
      <style:paragraph-properties fo:margin-bottom="0.1666in"/>
      <style:text-properties style:font-name="apple-system, BlinkMacSystemFon"/>
    </style:style>
    <style:style style:name="P23" style:parent-style-name="Textbody" style:family="paragraph">
      <style:paragraph-properties fo:margin-bottom="0.1666in"/>
      <style:text-properties style:font-name="apple-system, BlinkMacSystemFon"/>
    </style:style>
    <style:style style:name="P24" style:parent-style-name="Textbody" style:family="paragraph">
      <style:paragraph-properties fo:margin-bottom="0.1666in"/>
      <style:text-properties style:font-name="apple-system, BlinkMacSystemFon"/>
    </style:style>
    <style:style style:name="P25" style:parent-style-name="Heading3" style:family="paragraph">
      <style:paragraph-properties fo:margin-top="0.25in" fo:margin-bottom="0.1666in" fo:line-height="125%"/>
      <style:text-properties style:font-name="apple-system, BlinkMacSystemFon" fo:font-weight="normal" style:font-weight-asian="normal"/>
    </style:style>
    <style:style style:name="P26" style:parent-style-name="Textbody" style:family="paragraph">
      <style:paragraph-properties fo:margin-bottom="0.1666in"/>
      <style:text-properties style:font-name="apple-system, BlinkMacSystemFon"/>
    </style:style>
    <style:style style:name="P27" style:parent-style-name="Heading3" style:family="paragraph">
      <style:paragraph-properties fo:margin-top="0.25in" fo:margin-bottom="0.1666in" fo:line-height="125%"/>
      <style:text-properties style:font-name="apple-system, BlinkMacSystemFon" fo:font-weight="normal" style:font-weight-asian="normal"/>
    </style:style>
    <style:style style:name="P28" style:parent-style-name="Textbody" style:family="paragraph">
      <style:paragraph-properties fo:margin-bottom="0.1666in"/>
    </style:style>
    <style:style style:name="T29" style:parent-style-name="DefaultParagraphFont" style:family="text">
      <style:text-properties style:font-name="apple-system, BlinkMacSystemFon"/>
    </style:style>
    <style:style style:name="T30" style:parent-style-name="StrongEmphasis" style:family="text">
      <style:text-properties style:font-name="apple-system, BlinkMacSystemFon"/>
    </style:style>
    <style:style style:name="T31" style:parent-style-name="StrongEmphasis" style:family="text">
      <style:text-properties style:font-name="apple-system, BlinkMacSystemFon" fo:font-weight="normal" style:font-weight-asian="normal" style:font-weight-complex="normal"/>
    </style:style>
    <style:style style:name="T32" style:parent-style-name="DefaultParagraphFont" style:family="text">
      <style:text-properties style:font-name="apple-system, BlinkMacSystemFon"/>
    </style:style>
    <style:style style:name="T33" style:parent-style-name="DefaultParagraphFont" style:family="text">
      <style:text-properties style:font-name="apple-system, BlinkMacSystemFon"/>
    </style:style>
    <style:style style:name="P34" style:parent-style-name="Heading2" style:family="paragraph">
      <style:paragraph-properties fo:border-top="none" fo:border-left="none" fo:border-bottom="0.0034in solid #000000" fo:border-right="none" fo:padding-top="0in" fo:padding-left="0in" fo:padding-bottom="0.0138in" fo:padding-right="0in" style:shadow="none" fo:margin-top="0.25in" fo:margin-bottom="0.1666in" fo:line-height="125%"/>
      <style:text-properties style:font-name="apple-system, BlinkMacSystemFon" fo:font-weight="normal" style:font-weight-asian="normal"/>
    </style:style>
    <style:style style:name="P35" style:parent-style-name="Heading3" style:family="paragraph">
      <style:paragraph-properties fo:margin-top="0.25in" fo:margin-bottom="0.1666in" fo:line-height="125%"/>
      <style:text-properties style:font-name="apple-system, BlinkMacSystemFon" fo:font-weight="normal" style:font-weight-asian="normal"/>
    </style:style>
    <style:style style:name="P36" style:parent-style-name="Textbody" style:family="paragraph">
      <style:paragraph-properties fo:margin-bottom="0.1666in"/>
      <style:text-properties style:font-name="apple-system, BlinkMacSystemFon"/>
    </style:style>
    <style:style style:name="P37" style:parent-style-name="Textbody" style:family="paragraph">
      <style:paragraph-properties fo:margin-bottom="0.1666in"/>
      <style:text-properties style:font-name="apple-system, BlinkMacSystemFon"/>
    </style:style>
    <style:style style:name="P38" style:parent-style-name="Heading3" style:family="paragraph">
      <style:paragraph-properties fo:margin-top="0.25in" fo:margin-bottom="0.1666in" fo:line-height="125%"/>
      <style:text-properties style:font-name="apple-system, BlinkMacSystemFon" fo:font-weight="normal" style:font-weight-asian="normal"/>
    </style:style>
    <style:style style:name="P39" style:parent-style-name="Textbody" style:family="paragraph">
      <style:paragraph-properties fo:margin-bottom="0.1666in"/>
      <style:text-properties style:font-name="apple-system, BlinkMacSystemFon"/>
    </style:style>
    <style:style style:name="T40" style:parent-style-name="DefaultParagraphFont" style:family="text">
      <style:text-properties style:font-name="Monospace"/>
    </style:style>
    <style:style style:name="T41" style:parent-style-name="Emphasis" style:family="text">
      <style:text-properties style:font-name="Monospace" fo:font-style="normal" style:font-style-asian="normal"/>
    </style:style>
    <style:style style:name="T42" style:parent-style-name="Emphasis" style:family="text">
      <style:text-properties style:font-name="Monospace" fo:font-style="normal" style:font-style-asian="normal"/>
    </style:style>
    <style:style style:name="T43" style:parent-style-name="Emphasis" style:family="text">
      <style:text-properties style:font-name="Monospace"/>
    </style:style>
    <style:style style:name="T44" style:parent-style-name="Emphasis" style:family="text">
      <style:text-properties style:font-name="Monospace" fo:font-style="normal" style:font-style-asian="normal"/>
    </style:style>
    <style:style style:name="T45" style:parent-style-name="DefaultParagraphFont" style:family="text">
      <style:text-properties style:font-name="Monospace"/>
    </style:style>
    <style:style style:name="T46" style:parent-style-name="Emphasis" style:family="text">
      <style:text-properties style:font-name="Monospace"/>
    </style:style>
    <style:style style:name="T47" style:parent-style-name="DefaultParagraphFont" style:family="text">
      <style:text-properties style:font-name="Monospace"/>
    </style:style>
    <style:style style:name="P48" style:parent-style-name="Heading2" style:family="paragraph">
      <style:paragraph-properties fo:border-top="none" fo:border-left="none" fo:border-bottom="0.0034in solid #000000" fo:border-right="none" fo:padding-top="0in" fo:padding-left="0in" fo:padding-bottom="0.0138in" fo:padding-right="0in" style:shadow="none" fo:margin-top="0.25in" fo:margin-bottom="0.1666in" fo:line-height="125%"/>
      <style:text-properties style:font-name="apple-system, BlinkMacSystemFon" fo:font-weight="normal" style:font-weight-asian="normal"/>
    </style:style>
  </office:automatic-styles>
  <office:body>
    <office:text text:use-soft-page-breaks="true">
      <text:h text:style-name="P1" text:outline-level="1">Compilador - Descripción del proyecto</text:h>
      <text:p text:style-name="P2">Trabajo para la asignatura “Compiladores” - UNNOBA - 2021</text:p>
      <text:h text:style-name="P3" text:outline-level="2">Archivos</text:h>
      <text:p text:style-name="P4"><text:span text:style-name="T5">El proyecto requiere Java (probado con las versiones 11 y 16), y las bibliotecas</text:span><text:span text:style-name="T6"><text:s/></text:span><text:a xlink:href="https://www.jflex.de/" office:target-frame-name="_top" xlink:show="replace"><text:span text:style-name="T7">JFlex</text:span></text:a><text:span text:style-name="T8"><text:s/></text:span><text:span text:style-name="T9">y<text:s/></text:span><text:a xlink:href="http://www2.cs.tum.edu/projects/cup/install.php" office:target-frame-name="_top" xlink:show="replace"><text:span text:style-name="T10">JavaCUP</text:span></text:a><text:span text:style-name="T11">. En el directorio "lib" se encuentran incluidos los archivos compilados de las versiones más recientes a la fecha de ambas biliotecas.</text:span></text:p>
      <text:p text:style-name="P12">Los demás archivos del proyecto se encuentran en el paquete "ar.edu.unnoba.compilador" (en el directorio src/ar/edu/unnoba/compilador).</text:p>
      <text:h text:style-name="P13" text:outline-level="2"><text:bookmark-start text:name="user-content-archivos"/><text:bookmark-end text:name="user-content-archivos"/>Archivos</text:h>
      <text:h text:style-name="P14" text:outline-level="3"><text:bookmark-start text:name="user-content-lexicoflex"/><text:bookmark-end text:name="user-content-lexicoflex"/>lexico.flex</text:h>
      <text:p text:style-name="P15">Contiene la implementación en JFlex del analizador léxico (incluyendo expresiones regulares para reconocer tokens, estados del autómata y código Java auxiliar).</text:p>
      <text:h text:style-name="P16" text:outline-level="3"><text:bookmark-start text:name="user-content-parsercup"/><text:bookmark-end text:name="user-content-parsercup"/>parser.cup</text:h>
      <text:p text:style-name="P17">Contiene las reglas para la generación del parser o analizador sintáctico.</text:p>
      <text:h text:style-name="P18" text:outline-level="3"><text:bookmark-start text:name="user-content-mitokenjava"/><text:bookmark-end text:name="user-content-mitokenjava"/>MiToken.java</text:h>
      <text:p text:style-name="P19">Clase que representa a cada token identificado por el analizador léxico.</text:p>
      <text:h text:style-name="P20" text:outline-level="3"><text:bookmark-start text:name="user-content-generadorjava"/><text:bookmark-end text:name="user-content-generadorjava"/>Generador.java</text:h>
      <text:p text:style-name="P21">Al ejecutar esta clase Java generará los siguientes archivos dentro de la misma carpeta:</text:p>
      <text:list text:style-name="LFO1" text:continue-numbering="true">
        <text:list-item>
          <text:p text:style-name="P22">MiLexico.java: Archivo con código Java generado por JFlex en base al archivo lexico.flex.</text:p>
        </text:list-item>
        <text:list-item>
          <text:p text:style-name="P23">MiParser.java: Código Java generado por CUP que contiene las reglas semánticas definidas en el archivo parser.cup.</text:p>
        </text:list-item>
        <text:list-item>
          <text:p text:style-name="P24">MiParserSym.java: Similar a MiParser.java, pero conteniendo los símbolos o tokens terminales.</text:p>
        </text:list-item>
      </text:list>
      <text:h text:style-name="P25" text:outline-level="3"><text:bookmark-start text:name="user-content-pruebajflexjava"/><text:bookmark-end text:name="user-content-pruebajflexjava"/>PruebaJFlex.java</text:h>
      <text:p text:style-name="P26">Espera entradas por teclado del usuario, y demuestra cómo el analizador léxico las separa en<text:s/>tokens.</text:p>
      <text:h text:style-name="P27" text:outline-level="3"><text:bookmark-start text:name="user-content-pruebajavacupjava"/><text:bookmark-end text:name="user-content-pruebajavacupjava"/>PruebaJavaCup.java</text:h>
      <text:p text:style-name="P28"><text:span text:style-name="T29">Lee el texto del archivo<text:s/></text:span><text:span text:style-name="T30">entrada.txt</text:span><text:span text:style-name="T31"><text:s/></text:span><text:span text:style-name="T32">y muestra las reglas de producción que se aplican al realizar el análisis sintáctico. En el caso de que no se pueda aplicar ninguna regla muestra en qué parte del archivo de entrada se produj</text:span><text:span text:style-name="T33">o el error de sintaxis.</text:span></text:p>
      <text:h text:style-name="P34" text:outline-level="2"><text:bookmark-start text:name="user-content-ejecución"/><text:bookmark-end text:name="user-content-ejecución"/>Ejecución</text:h>
      <text:h text:style-name="P35" text:outline-level="3"><text:bookmark-start text:name="user-content-ide"/><text:bookmark-end text:name="user-content-ide"/>IDE</text:h>
      <text:p text:style-name="P36">Se incluyen archivos del proyecto configurado en el IDE "IntelliJ IDEA".</text:p>
      <text:p text:style-name="P37">En otros IDE se puede crear un proyecto configurando la carpeta “src” como carpeta en donde se encuentran los archivos fuentes, e incluyendo como<text:s/>bibliotecas los archivos .jar que se encuentran en la carpeta lib.</text:p>
      <text:h text:style-name="P38" text:outline-level="3"><text:bookmark-start text:name="user-content-línea-de-comandos"/><text:bookmark-end text:name="user-content-línea-de-comandos"/>Línea de comandos</text:h>
      <text:p text:style-name="P39">Alternativamente, se pueden compilar y ejecutar los archivos Java mediante la línea de comandos. Desde el directorio raíz del proyecto:</text:p>
      <text:p text:style-name="PreformattedText"><text:span text:style-name="T40">javac -cp "src:lib/</text:span><text:span text:style-name="T41">" -d out -Xlint</text:span><text:span text:style-name="T42"><text:s/>"src/ar/edu/unnoba/compilador/</text:span><text:span text:style-name="T43">ARCHIVO</text:span><text:span text:style-name="T44">.java" java -cp "out:lib/</text:span><text:span text:style-name="T45">" "ar/edu/unnoba/compilador/</text:span><text:span text:style-name="T46">ARCHIVO</text:span><text:span text:style-name="T47">"</text:span></text:p>
      <text:p text:style-name="Standard"/>
      <text:h text:style-name="P48" text:outline-level="2">Casos de prueba</text:h>
      <text:p text:style-name="Standard">En el archivo entrada.txt se provee como caso de prueba el programa planteado en la consigna del trabajo. En el mismo están definidas, entre otras cosas, las estructuras mínimas solicitadas para esta primera entrega: un tipo de comentario, un tipo de estructura de control y un tipo de estructura de iter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erif CJK SC" svg:font-family="Noto Serif CJK SC"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Monospace" svg:font-family="Monospace" style:font-family-generic="system"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Tortoriello</meta:initial-creator>
    <dc:creator>Bruno N. Conti</dc:creator>
    <meta:creation-date>2021-05-04T18:03:00Z</meta:creation-date>
    <dc:date>2021-05-05T01:06:00Z</dc:date>
    <meta:template xlink:href="Normal.dotm" xlink:type="simple"/>
    <meta:editing-cycles>5</meta:editing-cycles>
    <meta:editing-duration>PT1500S</meta:editing-duration>
    <meta:document-statistic meta:page-count="2" meta:paragraph-count="5" meta:word-count="393" meta:character-count="2634" meta:row-count="18" meta:non-whitespace-character-count="2246"/>
  </office:meta>
</office:document-meta>
</file>